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drop-cap style:lines="3"/>
      </style:paragraph-properties>
    </style:style>
    <style:style style:name="T1" style:family="text">
      <style:text-properties style:font-name="Times New Roman" style:font-size-asian="53pt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language="es" fo:country="ES" style:font-name-complex="Times New Roman1"/>
    </style:style>
    <style:style style:name="T4" style:family="text">
      <style:text-properties style:font-name="Times New Roman" fo:language="es" fo:country="ES" style:font-size-asian="53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“</text:span><text:span text:style-name="T2">Lorem ipsum dolor sit amet, consectetuer adipiscing elit. </text:span><text:span text:style-name="T3">Maecenas porttitor congue massa. Fusce posuere, m</text:span><text:bookmark text:name="_GoBack"/><text:span text:style-name="T3">agna sed pulvinar ultricies, purus lectus malesuada libero, sit amet commodo magna eros quis urna.”</text:span></text:p>
      <text:p text:style-name="P1"><text:span text:style-name="T4">”</text:span><text:span text:style-name="T3">Nunc viverra imperdiet enim. Fusce est. Vivamus a tellus. Pellentesque habitant morbi tristique senectus et netus et malesuada fames ac turpis egestas. </text:span><text:span text:style-name="T2">Proin pharetra nonummy pede. Mauris et orci.”</text:span></text:p>
      <text:p text:style-name="P1"><text:span text:style-name="T1">‘</text:span><text:span text:style-name="T2">Aenean nec lorem. In porttitor. Donec laoreet nonummy augue. Suspendisse dui purus, scelerisque at, vulputate vitae, pretium mattis, nunc. Mauris eget neque at sem venenatis eleifend. Ut nonummy.’</text:span></text:p>
      <text:p text:style-name="P1"><text:span text:style-name="T1">’</text:span><text:span text:style-name="T2">Aenean nec lorem. In porttitor. Donec laoreet nonummy augue. Suspendisse dui purus, scelerisque at, vulputate vitae, pretium mattis, nunc. Mauris eget neque at sem venenatis eleifend. Ut nonumm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ászló Németh</meta:initial-creator>
    <dc:creator>László Németh</dc:creator>
    <meta:editing-cycles>1</meta:editing-cycles>
    <meta:creation-date>2022-08-16T19:00:00</meta:creation-date>
    <dc:date>2022-08-16T19:04:00</dc:date>
    <meta:editing-duration>PT4M</meta:editing-duration>
    <meta:generator>LibreOfficeDev/7.5.0.0.alpha0$Linux_X86_64 LibreOffice_project/18d530c399e8f3000e8ed92423219e816e4bb478</meta:generator>
    <meta:document-statistic meta:table-count="0" meta:image-count="0" meta:object-count="0" meta:page-count="1" meta:paragraph-count="4" meta:word-count="114" meta:character-count="798" meta:non-whitespace-character-count="688"/>
    <meta:user-defined meta:name="AppVersion">16.0000</meta:user-defined>
    <meta:template xlink:type="simple" xlink:actuate="onRequest" xlink:title="Normal" xlink:href=""/>
  </office:meta>
</office:document-meta>
</file>